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List">
      <style:paragraph-properties fo:margin-top="0cm" fo:margin-bottom="0cm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complex="Times New Roman"/>
    </style:style>
    <style:style style:name="T2" style:family="text">
      <style:text-properties fo:font-weight="normal" style:font-weight-asian="normal" style:font-name-complex="Times New Roman" style:font-weight-complex="normal"/>
    </style:style>
    <style:style style:name="T3" style:family="text">
      <style:text-properties fo:font-weight="bold" style:font-weight-asian="bold" style:font-name-complex="Times New Roman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shua M. Grant</text:p>
      <text:p text:style-name="P1">51 Mount Dennis Dr</text:p>
      <text:p text:style-name="P1">Toronto, ON M6M 5H5</text:p>
      <text:p text:style-name="P1">Home Phone: (674) 341-0926, Cell: (647) 240-0961</text:p>
      <text:p text:style-name="P1">Email: joshua.m.grant@gmail.com</text:p>
      <text:p text:style-name="P1"/>
      <text:p text:style-name="P2"/>
      <text:p text:style-name="P2"/>
      <text:p text:style-name="P2">Modis IT Staffing Services</text:p>
      <text:p text:style-name="Standard"/>
      <text:p text:style-name="Standard"/>
      <text:p text:style-name="P3"/>
      <text:p text:style-name="Standard">To Whom It May Concern,</text:p>
      <text:p text:style-name="Standard"/>
      <text:p text:style-name="Standard"><text:span text:style-name="T1">The purpose of this letter is to convey my interest in pursuing the </text:span><text:span text:style-name="T3">Software Engineer – C++ </text:span><text:span text:style-name="T2">position posted by your company</text:span><text:span text:style-name="T1">. My strengths in abstract and analytical problem solving, combined with my high aptitude with computer applications and programming, makes me well suited for the position. <text:s/></text:span>My communication skills have been proven effective, within academic and workplace settings. <text:s/><text:span text:style-name="T1">My outgoing personality </text:span>would be an asset when working in a team, particularly my strong communication skills which work with a variety of personalities. I have recently completed my Master's degree in Applied Mathematics, and am also currently searching for a challenging position to suit my career goals. </text:p>
      <text:p text:style-name="Standard"/>
      <text:p text:style-name="Standard">I am currently working for Cerebral Diagnostics Canada, a small biotechnology company focusing on medical devices and research. Among my duties at in my role as research associate are developing and modifying code for our in-house EEG software, writing reports and documentation for our hardware and software components, and advising the team on scientific aspects of the company's research. <text:s/>In this role, I write code in C++ and Matlab, as well as some scripting in Perl. The programming skills I have also complement my knowledge of RSA and elliptic curve public key cryptography protocols, which I have some experience while completing my undergraduate degree in mathematics. </text:p>
      <text:p text:style-name="Standard"/>
      <text:p text:style-name="Standard">I am a self-starter who can take initiative as well as follow the leadership of others. My experiences working for a science-based start-up company and being a mathematics graduate student has helped solidify my ability to work independently. I also have a strong sense of responsibility and dedication to my work. These characteristics, along with my research background and technical knowledge, make me a prime candidate for this position. I thrive in positions where I have chances to apply my skills and knowledge to challenging problems. I have attached my resume for your perusal, and I look forward to speaking with you to discuss this position further. </text:p>
      <text:p text:style-name="Standard"/>
      <text:p text:style-name="Standard">Thank you for your consideration.</text:p>
      <text:p text:style-name="Standard"/>
      <text:p text:style-name="Standard">Sincerely, </text:p>
      <text:p text:style-name="Standard"/>
      <text:p text:style-name="Standard"/>
      <text:p text:style-name="Standard">Joshua G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76cm" fo:margin-bottom="0.176cm" fo:orphans="2" fo:widows="2" fo:hyphenation-ladder-count="no-limit"/>
      <style:text-properties style:font-name="Verdana" fo:font-size="9pt" style:letter-kerning="true" style:font-name-asian="Arial Unicode MS" style:font-size-asian="9pt" style:font-name-complex="Arial Unicode MS" style:font-size-complex="9pt" fo:hyphenate="true" fo:hyphenation-remain-char-count="2" fo:hyphenation-push-char-count="2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Joshua Grant</dc:title>
    <meta:initial-creator>Joshua Grant</meta:initial-creator>
    <meta:creation-date>2009-04-07T22:26:00</meta:creation-date>
    <dc:creator>Josh Grant</dc:creator>
    <dc:date>2010-03-15T08:18:45</dc:date>
    <meta:editing-cycles>40</meta:editing-cycles>
    <meta:editing-duration>PT05H11M28S</meta:editing-duration>
    <meta:document-statistic meta:table-count="0" meta:image-count="0" meta:object-count="0" meta:page-count="1" meta:paragraph-count="13" meta:word-count="357" meta:character-count="2274"/>
    <meta:user-defined meta:name="Info 1"/>
    <meta:user-defined meta:name="Info 2"/>
    <meta:user-defined meta:name="Info 3"/>
    <meta:user-defined meta:name="Info 4"/>
  </office:meta>
</office:document-meta>
</file>